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15cm" fo:padding-bottom="0.15cm" fo:padding-left="0.275cm" fo:padding-right="0.27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outline1">
      <style:graphic-properties draw:fill-color="#ffffff" draw:auto-grow-height="true" fo:min-height="14.267cm"/>
    </style:style>
    <style:style style:name="pr10" style:family="presentation" style:parent-style-name="TWU_20_Slide-notes">
      <style:graphic-properties draw:fill-color="#ffffff" fo:min-height="12.322cm"/>
    </style:style>
    <style:style style:name="pr11" style:family="presentation" style:parent-style-name="TWU_20_Slide-outline1">
      <style:graphic-properties fo:min-height="11.538cm"/>
    </style:style>
    <style:style style:name="co1" style:family="table-column">
      <style:table-column-properties style:column-width="5.75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solid" draw:fill-color="#99ccff" style:repeat="repeat"/>
      <style:paragraph-properties fo:text-align="center"/>
      <style:text-properties fo:color="#000000"/>
    </style:style>
    <style:style style:name="ce3" style:family="table-cell">
      <style:graphic-properties style:repeat="repeat"/>
      <style:paragraph-properties fo:text-align="start"/>
      <style:text-properties fo:color="#000000"/>
    </style:style>
    <style:style style:name="ce4" style:family="table-cell">
      <style:graphic-properties draw:fill="solid" draw:fill-color="#99ccff" style:repeat="repeat"/>
      <style:text-properties fo:color="#000000"/>
    </style:style>
    <style:style style:name="ce5" style:family="table-cell">
      <style:graphic-properties draw:fill="solid" draw:fill-color="#0099ff" style:repeat="repeat"/>
      <style:paragraph-properties fo:text-align="start"/>
    </style:style>
    <style:style style:name="ce6" style:family="table-cell">
      <style:graphic-properties style:repeat="repeat"/>
      <style:paragraph-properties fo:text-align="star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3ff2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cccff" fo:font-size="22pt" fo:font-weight="bold"/>
    </style:style>
    <style:style style:name="T8" style:family="text">
      <style:text-properties fo:color="#ffcc9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O classes: fractions</presentation:footer-decl>
      <presentation:footer-decl presentation:name="ftr2">CMPTxxxx</presentation:footer-decl>
      <presentation:date-time-decl presentation:name="dtd1" presentation:source="fixed">4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O: Creating Classes<text:line-break/><text:tab/>Fraction.py Exampl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4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Review: user-defined types</text:p>
          </draw:text-box>
        </draw:frame>
        <draw:frame presentation:style-name="pr5" draw:layer="layout" svg:width="25.199cm" svg:height="14.479cm" svg:x="1.4cm" svg:y="4.507cm" presentation:class="outline" presentation:user-transformed="true">
          <draw:text-box>
            <text:list text:style-name="L2">
              <text:list-item>
                <text:p text:id="id1">A <text:span text:style-name="T1">class</text:span> is a user-defined container type</text:p>
                <text:list>
                  <text:list-item>
                    <text:p text:id="id2"><text:span text:style-name="T1">Attributes</text:span> and <text:span text:style-name="T1">methods</text:span></text:p>
                  </text:list-item>
                </text:list>
              </text:list-item>
              <text:list-item>
                <text:p text:id="id3">Let's define a <text:span text:style-name="T2">Fraction</text:span> type</text:p>
                <text:list>
                  <text:list-item>
                    <text:p text:id="id4">A fraction has an integer <text:span text:style-name="T1">numerator</text:span> and integer <text:span text:style-name="T1">denominator</text:span></text:p>
                  </text:list-item>
                  <text:list-item>
                    <text:p text:id="id5"><text:span text:style-name="T1">Attributes</text:span>?</text:p>
                    <text:p text:id="id6"><text:span text:style-name="T2"><text:tab/></text:span><text:span text:style-name="T2">numer</text:span>, <text:span text:style-name="T2">denom</text:span></text:p>
                  </text:list-item>
                  <text:list-item>
                    <text:p text:id="id7"><text:span text:style-name="T1">Methods</text:span>?</text:p>
                    <text:p text:id="id8"><text:span text:style-name="T2"><text:tab/></text:span><text:span text:style-name="T2">add</text:span>, <text:span text:style-name="T2">sub</text:span>, <text:span text:style-name="T2">mul</text:span>, etc.</text:p>
                  </text:list-item>
                </text:list>
              </text:list-item>
              <text:list-item>
                <text:p>See <text:span text:style-name="T3"><text:a xlink:href="http://twu.seanho.com/python/oofraction.py">oofraction.py</text:a></text:span> in our example director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reating a bare Fraction cla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4">class Fraction: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Constructor</text:span>, with two parameters <text:span text:style-name="T2">n</text:span> and <text:span text:style-name="T2">d</text:span>:</text:p>
                <text:list>
                  <text:list-item>
                    <text:p><text:span text:style-name="T1">Hide</text:span> the instance attributes numer, denom:</text:p>
                    <text:p><text:span text:style-name="T4"><text:tab/></text:span><text:span text:style-name="T4">def __init__(self, n, d):</text:span><text:span text:style-name="T4"><text:line-break/></text:span><text:span text:style-name="T4"><text:tab/></text:span><text:span text:style-name="T4"><text:tab/></text:span><text:span text:style-name="T4">self.__numer = n</text:span><text:span text:style-name="T4"><text:line-break/></text:span><text:span text:style-name="T4"><text:tab/></text:span><text:span text:style-name="T4"><text:tab/></text:span><text:span text:style-name="T4">self.__denom = d</text:span></text:p>
                  </text:list-item>
                  <text:list-item>
                    <text:p>Any potential problems/<text:span text:style-name="T1">constraints</text:span>?</text:p>
                  </text:list-item>
                  <text:list-item>
                    <text:p><text:span text:style-name="T1">Default</text:span> values for <text:span text:style-name="T2">n</text:span> and <text:span text:style-name="T2">d</text:span>?</text:p>
                  </text:list-item>
                </text:list>
              </text:list-item>
              <text:list-item>
                <text:p><text:span text:style-name="T1">String</text:span> representation, for <text:span text:style-name="T2">print()</text:span>:</text:p>
                <text:list>
                  <text:list-header>
                    <text:p><text:span text:style-name="T5"><text:tab/></text:span><text:span text:style-name="T5">def __str__(self):</text:span><text:span text:style-name="T5"><text:line-break/></text:span><text:span text:style-name="T5"><text:tab/></text:span><text:span text:style-name="T5"><text:tab/></text:span><text:span text:style-name="T5">return "%d / %d" % (self.__numer, self.__denom)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sing the Fraction cla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his is enough for us to create a <text:span text:style-name="T2">Fraction</text:span> <text:span text:style-name="T1">object</text:span></text:p>
                <text:list>
                  <text:list-item>
                    <text:p>a.k.a. “create a <text:span text:style-name="T2">Fraction</text:span> <text:span text:style-name="T1">instance</text:span>”</text:p>
                  </text:list-item>
                  <text:list-item>
                    <text:p>a.k.a. “<text:span text:style-name="T1">instantiate</text:span> the <text:span text:style-name="T2">Fraction</text:span> class”</text:p>
                    <text:list>
                      <text:list-header>
                        <text:p><text:span text:style-name="T4">from oofraction import Fraction</text:span></text:p>
                        <text:p><text:span text:style-name="T4">f1 = Fraction(2, 3)</text:span></text:p>
                        <text:p><text:span text:style-name="T4">print(f1)</text:span><text:span text:style-name="T4"><text:tab/></text:span><text:span text:style-name="T4"><text:tab/></text:span><text:span text:style-name="T4"><text:tab/></text:span><text:span text:style-name="T6"># “2 / 3”</text:span></text:p>
                      </text:list-header>
                    </text:list>
                  </text:list-item>
                </text:list>
              </text:list-item>
              <text:list-item>
                <text:p>We can't <text:span text:style-name="T1">do</text:span> much with our <text:span text:style-name="T2">Fraction</text:span> object yet, so the next step is to implement some <text:span text:style-name="T1">methods</text:span></text:p>
              </text:list-item>
              <text:list-item>
                <text:p>Multiple methods may want to check the <text:span text:style-name="T1">constraint</text:span> of <text:span text:style-name="T2">denom ≠ 0</text:span>: make a <text:span text:style-name="T1">helper metho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elper func.: check constraints</text:p>
          </draw:text-box>
        </draw:frame>
        <draw:frame presentation:style-name="pr8" draw:layer="layout" svg:width="25.199cm" svg:height="14.182cm" svg:x="1.4cm" svg:y="4.507cm" presentation:class="outline" presentation:user-transformed="true">
          <draw:text-box>
            <text:list text:style-name="L2">
              <text:list-item>
                <text:p><text:span text:style-name="T1">Constraint</text:span>: <text:span text:style-name="T2">denom</text:span> should never be <text:span text:style-name="T2">0</text:span></text:p>
              </text:list-item>
              <text:list-item>
                <text:p>Don't want this method to be <text:span text:style-name="T1">publicly </text:span>accessible, so start name with '<text:span text:style-name="T2">__</text:span>' (double-underscore): <text:span text:style-name="T1">hidden</text:span> from view in Python</text:p>
                <text:list>
                  <text:list-item>
                    <text:list>
                      <text:list-item>
                        <text:p>(In <text:span text:style-name="T1">C++</text:span>/<text:span text:style-name="T1">Java</text:span>, declare it '<text:span text:style-name="T2">private</text:span>')</text:p>
                        <text:p><text:span text:style-name="T4">def __check(self):</text:span></text:p>
                      </text:list-item>
                    </text:list>
                  </text:list-item>
                </text:list>
              </text:list-item>
              <text:list-item>
                <text:p>How to flag <text:span text:style-name="T1">error</text:span>? <text:s/>Use <text:span text:style-name="T1">exceptions</text:span>!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if denom == 0:</text:span></text:p>
                            <text:list>
                              <text:list-header>
                                <text:p><text:span text:style-name="T4">raise ZeroDivisionError</text:span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  <text:list-item>
                    <text:p>Up to whoever is <text:span text:style-name="T1">using</text:span> this Fraction to handle the erro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et/get (mutator/accessor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We have <text:span text:style-name="T1">hidden</text:span> the attributes <text:span text:style-name="T2">__numer</text:span> and <text:span text:style-name="T2">__denom</text:span> from direct access by other programs</text:p>
              </text:list-item>
              <text:list-item>
                <text:p>We can permit <text:span text:style-name="T1">read</text:span> or <text:span text:style-name="T1">write</text:span> access to those attributes, but <text:span text:style-name="T1">only</text:span> through our methods:</text:p>
                <text:list>
                  <text:list-item>
                    <text:p><text:span text:style-name="T1">Get</text:span> method (<text:span text:style-name="T1">accessor</text:span>): <text:span text:style-name="T2">def getN():</text:span></text:p>
                  </text:list-item>
                  <text:list-item>
                    <text:p><text:span text:style-name="T1">Set</text:span> method (<text:span text:style-name="T1">mutator</text:span>): <text:span text:style-name="T2">def setN():</text:span></text:p>
                  </text:list-item>
                </text:list>
              </text:list-item>
              <text:list-item>
                <text:p>This way we can do <text:span text:style-name="T1">safety</text:span> checking,<text:line-break/>e.g., check if <text:span text:style-name="T2">denom</text:span> is being set to <text:span text:style-name="T2">0</text:span></text:p>
              </text:list-item>
              <text:list-item>
                <text:p>Other potential uses: <text:span text:style-name="T1">security</text:span>/permissions,<text:line-break/><text:span text:style-name="T1">who</text:span> is modifying this attribute, <text:span text:style-name="T1">logging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customizations</text:p>
          </draw:text-box>
        </draw:frame>
        <draw:frame presentation:style-name="pr9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Now we can define the methods add, mul, etc.!</text:p>
              </text:list-item>
              <text:list-item>
                <text:p text:style-name="P1">Certain method names are <text:span text:style-name="T1">special</text:span> in Python:</text:p>
                <text:list>
                  <text:list-item>
                    <text:list>
                      <text:list-item>
                        <text:p text:style-name="P1"><text:span text:style-name="T2">__init__</text:span>: Called by the constructor when we <text:span text:style-name="T1">setup</text:span> a new instance</text:p>
                      </text:list-item>
                      <text:list-item>
                        <text:p text:style-name="P1"><text:span text:style-name="T2">__str__</text:span>: Called by <text:span text:style-name="T1">print</text:span></text:p>
                      </text:list-item>
                      <text:list-item>
                        <text:p text:style-name="P1"><text:span text:style-name="T2">__mul__</text:span>: Overloads the (<text:span text:style-name="T1">*</text:span>) operator</text:p>
                      </text:list-item>
                      <text:list-item>
                        <text:p text:style-name="P1"><text:span text:style-name="T2">__add__</text:span>: Overloads the (<text:span text:style-name="T1">+</text:span>) operator</text:p>
                      </text:list-item>
                      <text:list-item>
                        <text:p text:style-name="P1"><text:span text:style-name="T2">__truediv__</text:span>: Overloads the (<text:span text:style-name="T1">/</text:span>) operator (<text:span text:style-name="T1">//</text:span> is '<text:span text:style-name="T2">floordiv</text:span>')</text:p>
                      </text:list-item>
                      <text:list-item>
                        <text:p text:style-name="P1"><text:span text:style-name="T2">__le__</text:span>: Overloads the (<text:span text:style-name="T1">&lt;</text:span>) operator</text:p>
                      </text:list-item>
                      <text:list-item>
                        <text:p text:style-name="P1">etc. (pretty much any operator can be <text:span text:style-name="T1">overloaded</text:span>!)</text:p>
                        <text:list>
                          <text:list-item>
                            <text:p><text:span text:style-name="T7">See </text:span><text:span text:style-name="T7"><text:a xlink:href="http://docs.python.org/py3k/reference/datamodel.html#specialnames">Python ref §3.3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.g.: Multiplication method</text:p>
          </draw:text-box>
        </draw:frame>
        <draw:frame presentation:style-name="pr8" draw:layer="layout" svg:width="25.199cm" svg:height="14.675cm" svg:x="1.4cm" svg:y="4.507cm" presentation:class="outline" presentation:user-transformed="true">
          <draw:text-box>
            <text:list text:style-name="L2">
              <text:list-item>
                <text:p><text:span text:style-name="T1">Multiplication</text:span> (<text:span text:style-name="T2">*</text:span>) operator takes two <text:span text:style-name="T1">operands</text:span>:</text:p>
                <text:list>
                  <text:list-item>
                    <text:p><text:span text:style-name="T2">self</text:span> (the current Fraction object) and<text:line-break/><text:span text:style-name="T2">other</text:span> (the other Fraction being multiplied):</text:p>
                    <text:list>
                      <text:list-header>
                        <text:p><text:span text:style-name="T4">def __mul__(self, other):</text:span></text:p>
                      </text:list-header>
                    </text:list>
                  </text:list-item>
                  <text:list-item>
                    <text:p>e.g., if <text:span text:style-name="T2">f2</text:span> and <text:span text:style-name="T2">f2</text:span> are Fractions, then doing<text:line-break/><text:span text:style-name="T2">f1 * f2</text:span> is equivalent to <text:span text:style-name="T2">f1.__mul__(f2)</text:span></text:p>
                  </text:list-item>
                  <text:list-item>
                    <text:p><text:span text:style-name="T1">self</text:span> refers to <text:span text:style-name="T2">f1</text:span>, <text:span text:style-name="T1">other</text:span> refers to <text:span text:style-name="T2">f2</text:span></text:p>
                  </text:list-item>
                </text:list>
              </text:list-item>
              <text:list-item>
                <text:p>Create a <text:span text:style-name="T1">new</text:span> Fraction object as the <text:span text:style-name="T1">product</text:span>:</text:p>
                <text:list>
                  <text:list-item>
                    <text:list>
                      <text:list-header>
                        <text:p><text:span text:style-name="T4">p = Fraction( self.getN() * other.getN(),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elf.getD() * other.getD() )</text:span></text:p>
                      </text:list-header>
                    </text:list>
                  </text:list-item>
                </text:list>
              </text:list-item>
              <text:list-item>
                <text:p>Then <text:span text:style-name="T1">reduce</text:span> the fraction and <text:span text:style-name="T1">return</text:span> the produc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customizations</text:p>
          </draw:text-box>
        </draw:frame>
        <draw:frame presentation:style-name="pr9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ow that we've written our <text:span text:style-name="T1">multiplication</text:span> method with the special name <text:span text:style-name="T2">__mul__()</text:span>,<text:line-break/>we can do:</text:p>
                <text:list>
                  <text:list-item>
                    <text:list>
                      <text:list-item>
                        <text:p text:style-name="P1"><text:span text:style-name="T2">f1 = Fraction(2, 3)</text:span></text:p>
                      </text:list-item>
                      <text:list-item>
                        <text:p text:style-name="P1"><text:span text:style-name="T2">f2 = Fraction(1, 2)</text:span></text:p>
                      </text:list-item>
                      <text:list-item>
                        <text:p text:style-name="P1"><text:span text:style-name="T2">print(f1)</text:span><text:tab/><text:tab/><text:tab/><text:tab/><text:span text:style-name="T8"># 2 / 3</text:span></text:p>
                      </text:list-item>
                      <text:list-item>
                        <text:p text:style-name="P1"><text:span text:style-name="T2">print(f2)</text:span><text:span text:style-name="T8"><text:tab/></text:span><text:span text:style-name="T8"><text:tab/></text:span><text:span text:style-name="T8"><text:tab/></text:span><text:span text:style-name="T8"><text:tab/></text:span><text:span text:style-name="T8"># 1 / 2</text:span></text:p>
                      </text:list-item>
                      <text:list-item>
                        <text:p text:style-name="P1"><text:span text:style-name="T2">print(f1 * f2)</text:span><text:span text:style-name="T8"><text:tab/></text:span><text:span text:style-name="T8"><text:tab/></text:span><text:span text:style-name="T8"># 2 / 6</text:span></text:p>
                      </text:list-item>
                    </text:list>
                  </text:list-item>
                </text:list>
              </text:list-item>
              <text:list-item>
                <text:p text:style-name="P1">The other operators<text:span text:style-name="T2"> /</text:span>, <text:span text:style-name="T2">+</text:span>, <text:span text:style-name="T2">-</text:span>, and even <text:span text:style-name="T2">&lt;</text:span> can be defined similarly: <text:span text:style-name="T1">operator overloading</text:span><text:line-break/>(extending definition of '<text:span text:style-name="T2">*</text:span>' to Fraction type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aking a testbed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Include a <text:span text:style-name="T1">testbed</text:span> in our module that shows off all the features of our new class <text:span text:style-name="T2">Fraction</text:span>:</text:p>
                <text:list>
                  <text:list-header>
                    <text:p><text:span text:style-name="T4">def runtests():</text:span></text:p>
                  </text:list-header>
                </text:list>
              </text:list-item>
              <text:list-item>
                <text:p>Make a <text:span text:style-name="T1">list</text:span> of all the test cases, as <text:span text:style-name="T1">strings</text:span>:</text:p>
                <text:list>
                  <text:list-header>
                    <text:p><text:span text:style-name="T4"><text:tab/></text:span><text:span text:style-name="T4">tests = [ “Fraction(2,3) + Fraction(1,3)”, …</text:span></text:p>
                  </text:list-header>
                </text:list>
              </text:list-item>
              <text:list-item>
                <text:p><text:span text:style-name="T1">Print</text:span> each test and use <text:span text:style-name="T2">eval()</text:span> to <text:span text:style-name="T1">execute</text:span> it:</text:p>
                <text:list>
                  <text:list-header>
                    <text:p><text:span text:style-name="T4"><text:tab/></text:span><text:span text:style-name="T4">for test in tests:</text:span><text:span text:style-name="T4"><text:line-break/></text:span><text:span text:style-name="T4"><text:tab/></text:span><text:span text:style-name="T4"><text:tab/></text:span><text:span text:style-name="T4">print( test, '=', eval(test) )</text:span></text:p>
                  </text:list-header>
                </text:list>
              </text:list-item>
              <text:list-item>
                <text:p>May also specify expected <text:span text:style-name="T1">result</text:span> for each test:</text:p>
                <text:list>
                  <text:list-item>
                    <text:p>Automated <text:span text:style-name="T1">unit testing</text:span> to check for error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O class diagrams</text:p>
          </draw:text-box>
        </draw:frame>
        <draw:frame presentation:style-name="pr11" draw:layer="layout" svg:width="25.199cm" svg:height="11.538cm" svg:x="1.4cm" svg:y="6.985cm" presentation:class="outline" presentation:user-transformed="true">
          <draw:text-box>
            <text:list text:style-name="L2">
              <text:list-item>
                <text:p>An OO program is a collection of <text:span text:style-name="T1">classes</text:span></text:p>
                <text:list>
                  <text:list-item>
                    <text:p>Create objects: <text:span text:style-name="T1">instances</text:span> of the classes</text:p>
                  </text:list-item>
                  <text:list-item>
                    <text:p>Objects pass <text:span text:style-name="T1">messages</text:span> to each other</text:p>
                  </text:list-item>
                </text:list>
              </text:list-item>
              <text:list-item>
                <text:p>A<text:span text:style-name="T1"> class diagram</text:span> shows the classes and their relationships to each other:</text:p>
                <text:list>
                  <text:list-item>
                    <text:p><text:span text:style-name="T1">Name</text:span> of class</text:p>
                  </text:list-item>
                  <text:list-item>
                    <text:p><text:span text:style-name="T1">Attributes</text:span> (public and private)</text:p>
                  </text:list-item>
                  <text:list-item>
                    <text:p><text:span text:style-name="T1">Methods</text:span> (public and private)</text:p>
                  </text:list-item>
                </text:list>
              </text:list-item>
            </text:list>
          </draw:text-box>
        </draw:frame>
        <draw:frame draw:style-name="standard" draw:layer="layout" svg:width="5.758cm" svg:height="4.859cm" svg:x="21.868cm" svg:y="0.8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9">Course</text:span></text:p>
              </table:table-cell>
            </table:table-row>
            <table:table-row table:style-name="ro1">
              <table:table-cell table:style-name="ce2">
                <text:p text:style-name="P5">title</text:p>
              </table:table-cell>
            </table:table-row>
            <table:table-row table:style-name="ro1">
              <table:table-cell table:style-name="ce3">
                <text:p text:style-name="P5">students</text:p>
              </table:table-cell>
            </table:table-row>
            <table:table-row table:style-name="ro1">
              <table:table-cell table:style-name="ce4">
                <text:p><text:span text:style-name="T10">lecture time</text:span></text:p>
              </table:table-cell>
            </table:table-row>
            <table:table-row table:style-name="ro1">
              <table:table-cell table:style-name="ce5">
                <text:p>getEnrolment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58cm" svg:height="3.887cm" svg:x="11.461cm" svg:y="2.86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9">Student</text:span></text:p>
              </table:table-cell>
            </table:table-row>
            <table:table-row table:style-name="ro1">
              <table:table-cell table:style-name="ce2">
                <text:p text:style-name="P5">name</text:p>
              </table:table-cell>
            </table:table-row>
            <table:table-row table:style-name="ro1">
              <table:table-cell table:style-name="ce3">
                <text:p text:style-name="P5">classes</text:p>
              </table:table-cell>
            </table:table-row>
            <table:table-row table:style-name="ro1">
              <table:table-cell table:style-name="ce6">
                <text:p>getSchedule()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6" draw:layer="layout" svg:x1="22.125cm" svg:y1="3.31cm" svg:x2="17.245cm" svg:y2="3.31cm">
          <text:p/>
        </draw:line>
        <draw:polyline draw:style-name="gr2" draw:text-style-name="P6" draw:layer="layout" svg:width="5.079cm" svg:height="3.809cm" svg:x="16.51cm" svg:y="1.27cm" svg:viewBox="0 0 5080 3810" draw:points="0,3810 1905,3810 3810,0 5080,0">
          <text:p/>
        </draw:poly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1-20T13:16:12</meta:creation-date>
    <dc:language>en-US</dc:language>
    <meta:editing-cycles>13</meta:editing-cycles>
    <meta:editing-duration>PT14H17M45S</meta:editing-duration>
    <meta:initial-creator>sean ho</meta:initial-creator>
    <dc:date>2010-11-03T22:22:50</dc:date>
    <dc:creator>sean ho</dc:creator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